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3" style:family="graphic" style:parent-style-name="standard">
      <style:graphic-properties draw:fill="none" draw:textarea-vertical-align="middle" draw:auto-grow-height="false" fo:min-height="3.37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4.4cm" svg:x="2cm" svg:y="2.1cm">
          <text:p text:style-name="P1">Structure</text:p>
          <text:p text:style-name="P1">Entité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7cm" svg:height="4.517cm" svg:x="7cm" svg:y="9.5cm">
          <draw:text-box>
            <text:p>- Attaquer par un autre objet</text:p>
            <text:p>- Fin de sa construction ou formation</text:p>
            <text:p>- Lorsqu'un objet arrive a cours de tache a <text:s/>effectuer</text:p>
            <text:p>- Lorsqu'une entité atteint une destination sans action a y effectuer</text:p>
          </draw:text-box>
        </draw:frame>
        <draw:custom-shape draw:style-name="gr3" draw:text-style-name="P3" draw:layer="layout" svg:width="0.9cm" svg:height="4.3cm" svg:x="6.2cm" svg:y="9.6cm">
          <text:p/>
          <draw:enhanced-geometry svg:viewBox="0 0 21600 21600" draw:glue-points="21600 0 0 10800 21600 21600" draw:text-areas="13800 ?f9 21600 ?f10" draw:type="left-brace" draw:modifiers="5400 10847.7098349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4.637cm" svg:height="1.673cm" svg:x="1.463cm" svg:y="10.827cm">
          <draw:text-box>
            <text:p>Pointeur de fonction</text:p>
          </draw:text-box>
        </draw:frame>
        <draw:frame draw:style-name="gr5" draw:text-style-name="P2" draw:layer="layout" svg:width="12.4cm" svg:height="2.384cm" svg:x="4.5cm" svg:y="19.6cm">
          <draw:text-box>
            <text:p>Méthodes commun (a Structure et Entité) pour les modifier a tout moment</text:p>
          </draw:text-box>
        </draw:frame>
        <draw:line draw:style-name="gr6" draw:text-style-name="P3" draw:layer="layout" svg:x1="3.7cm" svg:y1="13.5cm" svg:x2="5.5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2:05:42.839000000</meta:creation-date>
    <dc:date>2016-04-20T12:30:49.804000000</dc:date>
    <meta:editing-duration>PT25M6S</meta:editing-duration>
    <meta:editing-cycles>2</meta:editing-cycles>
    <meta:generator>LibreOffice/5.0.4.2$Windows_x86 LibreOffice_project/2b9802c1994aa0b7dc6079e128979269cf95bc78</meta:generator>
    <meta:document-statistic meta:object-count="6"/>
  </office:meta>
</office:document-meta>
</file>